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0"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1"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2"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3"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4" style:family="paragraph" style:parent-style-name="Standard">
      <style:paragraph-properties fo:text-align="start" style:justify-single-word="false"/>
      <style:text-properties officeooo:rsid="0025b180" officeooo:paragraph-rsid="0025b180"/>
    </style:style>
    <style:style style:name="P15" style:family="paragraph" style:parent-style-name="Standard">
      <style:paragraph-properties fo:text-align="start" style:justify-single-word="false"/>
      <style:text-properties officeooo:rsid="008a3d39" officeooo:paragraph-rsid="00854271"/>
    </style:style>
    <style:style style:name="P16" style:family="paragraph" style:parent-style-name="Standard">
      <style:paragraph-properties fo:text-align="start" style:justify-single-word="false"/>
      <style:text-properties officeooo:paragraph-rsid="00909d52"/>
    </style:style>
    <style:style style:name="P17" style:family="paragraph" style:parent-style-name="Standard">
      <style:paragraph-properties fo:text-align="start" style:justify-single-word="false"/>
      <style:text-properties officeooo:paragraph-rsid="009aee10"/>
    </style:style>
    <style:style style:name="P18" style:family="paragraph" style:parent-style-name="Standard">
      <style:paragraph-properties fo:text-align="start" style:justify-single-word="false"/>
      <style:text-properties officeooo:paragraph-rsid="009d7d12"/>
    </style:style>
    <style:style style:name="P19" style:family="paragraph" style:parent-style-name="Standard">
      <style:paragraph-properties fo:text-align="start" style:justify-single-word="false"/>
      <style:text-properties officeooo:paragraph-rsid="009f6849"/>
    </style:style>
    <style:style style:name="P20" style:family="paragraph" style:parent-style-name="Standard">
      <style:paragraph-properties fo:text-align="start" style:justify-single-word="false"/>
      <style:text-properties officeooo:rsid="009fc982" officeooo:paragraph-rsid="009fc98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2" style:family="text">
      <style:text-properties officeooo:rsid="001dc900"/>
    </style:style>
    <style:style style:name="T103" style:family="text">
      <style:text-properties fo:color="#cccccc" fo:font-style="normal" style:text-underline-style="none" officeooo:rsid="0025b180" fo:background-color="#1f1f1f" loext:char-shading-value="0" style:font-style-asian="normal" style:font-style-complex="normal"/>
    </style:style>
    <style:style style:name="T104"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05"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06"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07"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08"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09" style:family="text">
      <style:text-properties officeooo:rsid="002a6d10"/>
    </style:style>
    <style:style style:name="T110" style:family="text">
      <style:text-properties officeooo:rsid="002b21f0"/>
    </style:style>
    <style:style style:name="T111" style:family="text">
      <style:text-properties fo:color="#c9211e" fo:font-style="normal" style:text-underline-style="solid" style:text-underline-width="auto" style:text-underline-color="font-color" officeooo:rsid="002c87a5" style:font-style-asian="normal" style:font-style-complex="normal"/>
    </style:style>
    <style:style style:name="T112" style:family="text">
      <style:text-properties fo:color="#c9211e" fo:font-style="normal" style:text-underline-style="solid" style:text-underline-width="auto" style:text-underline-color="font-color" officeooo:rsid="004b5d9c" style:font-style-asian="normal" style:font-style-complex="normal"/>
    </style:style>
    <style:style style:name="T113" style:family="text">
      <style:text-properties fo:color="#c9211e" fo:font-style="normal" style:text-underline-style="solid" style:text-underline-width="auto" style:text-underline-color="font-color" officeooo:rsid="0068e4d6" style:font-style-asian="normal" style:font-style-complex="normal"/>
    </style:style>
    <style:style style:name="T114" style:family="text">
      <style:text-properties fo:color="#c9211e" fo:font-style="normal" style:text-underline-style="solid" style:text-underline-width="auto" style:text-underline-color="font-color" officeooo:rsid="006ecff0" style:font-style-asian="normal" style:font-style-complex="normal"/>
    </style:style>
    <style:style style:name="T115" style:family="text">
      <style:text-properties fo:color="#c9211e" fo:font-style="normal" style:text-underline-style="solid" style:text-underline-width="auto" style:text-underline-color="font-color" officeooo:rsid="00846e46" style:font-style-asian="normal" style:font-style-complex="normal"/>
    </style:style>
    <style:style style:name="T116" style:family="text">
      <style:text-properties fo:color="#c9211e" fo:font-style="normal" style:text-underline-style="none" officeooo:rsid="002c87a5" style:font-style-asian="normal" style:font-style-complex="normal"/>
    </style:style>
    <style:style style:name="T117" style:family="text">
      <style:text-properties fo:color="#c9211e" style:text-underline-style="solid" style:text-underline-width="auto" style:text-underline-color="font-color" officeooo:rsid="0071ac60"/>
    </style:style>
    <style:style style:name="T118" style:family="text">
      <style:text-properties officeooo:rsid="004ea784"/>
    </style:style>
    <style:style style:name="T119" style:family="text">
      <style:text-properties officeooo:rsid="0071a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0">- Migrations vers la base de données <text:span text:style-name="T118">avec </text:span><text:span text:style-name="T10">symfony console doctrine:migrations:migrate</text:span></text:p>
      <text:p text:style-name="P9">- <text:span text:style-name="T102">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03">        </text:span><text:span text:style-name="T105">&lt;</text:span><text:span text:style-name="T106">meta</text:span><text:span text:style-name="T104"> </text:span><text:span text:style-name="T107">name</text:span><text:span text:style-name="T104">=</text:span><text:span text:style-name="T108">"viewport"</text:span><text:span text:style-name="T104"> </text:span><text:span text:style-name="T107">content</text:span><text:span text:style-name="T104">=</text:span><text:span text:style-name="T108">"width=device-width, initial-scale=1.0"</text:span><text:span text:style-name="T105">&gt;</text:span></text:p>
      <text:p text:style-name="P11">pour le responsive dans le base.html.twig</text:p>
      <text:p text:style-name="P14"><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9">- <text:span text:style-name="T109">Ajout d’une navbar et d’un footer de test, depuis la doc bootstrap ( docs/components/navbar et copie du code, puis insertion dans le bloc body )</text:span></text:p>
      <text:p text:style-name="P9">- <text:span text:style-name="T110">Création d’un dossier partials pour éviter de saturer le base.html, et les appeler avec un include</text:span></text:p>
      <text:p text:style-name="P3"><text:span text:style-name="T14">- </text:span><text:span text:style-name="T22">Authentification avec la commande </text:span><text:span text:style-name="T111">symfony console make:auth </text:span><text:span text:style-name="T116">: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2">-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12">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13">addReference()</text:span><text:span text:style-name="T65">, puis la référence est récupérée grâce à un </text:span><text:span text:style-name="T113">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14">DependentFixtureInterface</text:span><text:span text:style-name="T69"> sur ImagesFixtures, et on instancie </text:span><text:span text:style-name="T114">getDependencies</text:span><text:span text:style-name="T69"> <text:s/></text:span></text:p>
      <text:p text:style-name="P13">pour définir les fixtures devant s’exécuter avant notre ImagesFixtures</text:p>
      <text:p text:style-name="P13">- <text:span text:style-name="T119">Création d’un contrôleur pour afficher le profile d’un utilisateur. On utilise la commande </text:span><text:span text:style-name="T117">symfony console make:controlleur ProfileControlleur</text:span><text:span text:style-name="T119">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15">symfony console make:migration</text:span><text:span text:style-name="T75"> puis </text:span><text:span text:style-name="T115">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5"><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6">- </text:span><text:span text:style-name="T87">On initialise </text:span><text:span text:style-name="T88">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8">- </text:span><text:span text:style-name="T89">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90">On met aussi à jour le template list.</text:span></text:p>
      <text:p text:style-name="P8"><text:span text:style-name="T90">- </text:span><text:span text:style-name="T91">On souhaite ajouter la vérification d’adresse mail. On commence par ajouter un champ is_verified dans notre entité users, </text:span><text:span text:style-name="T92">avec son getter et setter</text:span><text:span text:style-name="T91">. </text:span><text:span text:style-name="T93">On fait ensuite une migration classique.</text:span></text:p>
      <text:p text:style-name="P17"><text:span text:style-name="T93">- </text:span><text:span text:style-name="T94">On veut maintenant afficher un message à l’utilisateur pour l’informer de la vérification de son compte, dans notre template de base.html.twig </text:span><text:span text:style-name="T95">pour l’avoir peu importe la page</text:span><text:span text:style-name="T94">. On vérifie donc que l’utilisateur est connecté et qu’il n’a pas vérifié son compte, puis on lui affiche une alerte </text:span><text:span text:style-name="T95">avec la sémantique bootstrap.</text:span></text:p>
      <text:p text:style-name="P17"><text:span text:style-name="T95">- </text:span><text:span text:style-name="T96">On fait de même pour les messages flash en général </text:span><text:span text:style-name="T97">que l’on va initialiser</text:span><text:span text:style-name="T96"> dans </text:span><text:span text:style-name="T97">notre dossier</text:span><text:span text:style-name="T96"> partials. </text:span><text:span text:style-name="T97">On pourra ensuite créer des flashs sans avoir à les refaire manuellement, en renseignant uniquement le message du flash et son label, la couleur.</text:span></text:p>
      <text:p text:style-name="P18"><text:span text:style-name="T94">- </text:span><text:span text:style-name="T98">Pour envoyer des mails et vérifier notre adresse, nous avons besoin d’un service, donc on créée un dossier Service dans notre src. On crée ensuite un fichier SendMailService.</text:span></text:p>
      <text:p text:style-name="P18"><text:span text:style-name="T99">Le mail service est composé d’un construct avec le mailer et d’une fonction send avec tout le contenu du mail ( expéditeur, destinataire, objet, contenu, template).</text:span></text:p>
      <text:p text:style-name="P18"><text:span text:style-name="T99">- </text:span><text:span text:style-name="T100">Une fois le service créée, on va venir l’utiliser dans notre RegistrationController en renseignant tous nos champs. Il faut aussi créer le template associé, dans un dossier email pour regrouper les templates de mail.</text:span></text:p>
      <text:p text:style-name="P19"><text:span text:style-name="T100">- </text:span><text:span text:style-name="T101">Il faut aussi installer MailHog pour pouvoir visualiser les mails envoyés, sur </text:span><text:a xlink:type="simple" xlink:href="http://localhost:8025/" text:style-name="Internet_20_link" text:visited-style-name="Visited_20_Internet_20_Link">http://localhost:8025/</text:a></text:p>
      <text:p text:style-name="P19"><text:span text:style-name="T101">- Pour vérifier le mail, on utilise un JsonWebToken, qui permet de savoir si l’utilisateur est valide et si le mail de vérification est toujours valide, sans avoir à la stocker.</text:span></text:p>
      <text:p text:style-name="P20"><text:span text:style-name="T101">2</text:span><text:span text:style-name="T85">9:2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1T21:28:21.867000000</dc:date>
    <meta:editing-duration>PT17H37M44S</meta:editing-duration>
    <meta:editing-cycles>89</meta:editing-cycles>
    <meta:generator>LibreOffice/6.3.4.2$Windows_X86_64 LibreOffice_project/60da17e045e08f1793c57c00ba83cdfce946d0aa</meta:generator>
    <meta:document-statistic meta:table-count="0" meta:image-count="0" meta:object-count="0" meta:page-count="3" meta:paragraph-count="62" meta:word-count="1843" meta:character-count="11857" meta:non-whitespace-character-count="10065"/>
  </office:meta>
</office:document-meta>
</file>